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background-color="#ff0000"/>
    </style:style>
    <style:style style:name="P2" style:family="paragraph" style:parent-style-name="Heading_20_1">
      <style:text-properties fo:font-size="16pt" style:font-size-asian="16pt" style:font-size-complex="16pt"/>
    </style:style>
    <style:style style:name="P3" style:family="paragraph" style:parent-style-name="Heading_20_1">
      <style:text-properties fo:font-size="15pt" style:font-size-asian="15pt" style:font-size-complex="15pt"/>
    </style:style>
    <style:style style:name="P4" style:family="paragraph" style:parent-style-name="Heading_20_2">
      <style:text-properties fo:background-color="#ffffff"/>
    </style:style>
    <style:style style:name="P5" style:family="paragraph" style:parent-style-name="Heading_20_1">
      <style:text-properties fo:font-size="16pt" style:font-size-asian="16pt" style:font-size-complex="16pt"/>
    </style:style>
    <style:style style:name="P6" style:family="paragraph" style:parent-style-name="Heading_20_1">
      <style:text-properties fo:font-size="15pt" style:font-size-asian="15pt" style:font-size-complex="15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paragraph-properties fo:margin-top="0in" fo:margin-bottom="0in"/>
    </style:style>
    <style:style style:name="T1" style:family="text">
      <style:text-properties fo:font-weight="bold"/>
    </style:style>
    <style:style style:name="T2" style:family="text">
      <style:text-properties fo:font-size="15pt" fo:language="en" fo:country="none" style:font-size-asian="15pt" style:font-size-complex="15pt"/>
    </style:style>
    <style:style style:name="T3" style:family="text">
      <style:text-properties fo:font-size="26pt" fo:language="en" fo:country="none" fo:background-color="#ff0000" style:font-size-asian="26pt" style:font-size-complex="26pt"/>
    </style:style>
    <style:style style:name="T4" style:family="text">
      <style:text-properties fo:font-size="26pt" fo:background-color="#ff0000" style:font-size-asian="26pt" style:font-size-complex="26pt"/>
    </style:style>
    <style:style style:name="T5" style:family="text">
      <style:text-properties fo:font-size="24pt" fo:language="en" fo:country="none" fo:background-color="#ff0000" style:font-size-asian="24pt" style:font-size-complex="24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h text:style-name="P1" text:outline-level="1">Pentaho Business Analytics </text:h>
      <text:p text:style-name="Text_20_body"/>
      <text:p text:style-name="Text_20_body">Make information-driven decisions that deliver value</text:p>
      <text:p text:style-name="Text_20_body">Pentaho's modern, simplified and interactive approach empowers business users to access, discover and blend all types and sizes of data. With a spectrum of increasingly advanced analytics, from basic reports to predictive modeling, users can analyze and visualize data across multiple dimensions, all while minimizing dependence on IT. At the same time, a true designed-for-mobile experience ensures users are productive no matter where they are.</text:p>
      <text:section text:style-name="Sect1" text:name="block-system-main">
        <text:section text:style-name="Sect1" text:name="visual-analysis">
          <text:h text:style-name="Heading_20_2" text:outline-level="2">Interactive Visual Analysis</text:h>
          <text:h text:style-name="Heading_20_2" text:outline-level="2"/>
        </text:section>
      </text:section>
      <text:section text:style-name="Sect1" text:name="Section2">
        <text:section text:style-name="Sect1" text:name="Section3">
          <text:list xml:id="list5863433011595016085" text:style-name="L1">
            <text:list-header>
              <text:p text:style-name="P11">Out-of-the box library of interactive visualizations -- including geo-mapping, heat grids and scatter/bubble charts.</text:p>
            </text:list-header>
            <text:list-item>
              <text:p text:style-name="P11"/>
              <text:p text:style-name="P11">Specialized, visualization plug-ins deliver "the art of the possible" for advanced</text:p>
            </text:list-item>
            <text:list-item>
              <text:p text:style-name="P11"><text:s/>visualizations.</text:p>
              <text:p text:style-name="P11">Extreme scale in-memory data caching for speed-of-thought analysis of large data volumes</text:p>
            </text:list-item>
            <text:list-item>
              <text:p text:style-name="P11">.</text:p>
              <text:p text:style-name="P7">True mobile experience with support for native gestures and complete analytics capabilities, including content creation</text:p>
            </text:list-item>
          </text:list>
        </text:section>
      </text:section>
      <text:section text:style-name="Sect1" text:name="Section4">
        <text:section text:style-name="Sect1" text:name="dashboards">
          <text:h text:style-name="P4" text:outline-level="2">Graphical and Responsive Dashboards</text:h>
        </text:section>
      </text:section>
      <text:p text:style-name="Standard"><text:bookmark text:name="block-system-main2"/></text:p>
      <text:section text:style-name="Sect1" text:name="Section5">
        <text:section text:style-name="Sect1" text:name="Section6">
          <text:list xml:id="list2090546338348517933" text:style-name="L2">
            <text:list-header>
              <text:p text:style-name="P12"><text:bookmark text:name="dashboards"/>Web-based drag and drop dashboard design including rich navigation, drilling and a library of filter controls.</text:p>
            </text:list-header>
            <text:list-item>
              <text:p text:style-name="P12"/>
              <text:p text:style-name="P12">Custom built dashboards uniquely tailored for your business.</text:p>
            </text:list-item>
            <text:list-item>
              <text:p text:style-name="P12"/>
              <text:p text:style-name="P8">Portal and mash-up integration seamlessly connects business analytics with other application</text:p>
            </text:list-item>
          </text:list>
          <text:p text:style-name="Standard"><text:span text:style-name="Strong_20_Emphasis"><text:span text:style-name="T5">Karmasphere Studio and Analyst</text:span></text:span></text:p>
          <text:p text:style-name="Standard"><text:span text:style-name="Strong_20_Emphasis"><text:span text:style-name="T2"/></text:span></text:p>
          <text:section text:style-name="Sect1" text:name="mainwrapper">
            <text:section text:style-name="Sect1" text:name="mainbody">
              <text:section text:style-name="Sect1" text:name="maincontent">
                <text:section text:style-name="Sect1" text:name="maincol">
                  <text:section text:style-name="Sect1" text:name="k2Container">
                    <text:list xml:id="list4419066313559306191" text:style-name="L3">
                      <text:list-item>
                        <text:p text:style-name="P13"><text:span text:style-name="T1">Purchases:</text:span> personalize cross and up-sell with Big Data-driven channel analytics.</text:p>
                      </text:list-item>
                      <text:list-item>
                        <text:p text:style-name="P13"><text:span text:style-name="T1">Usage:</text:span> deliver more competitive products with Big Data-driven telemetry analytics.</text:p>
                      </text:list-item>
                      <text:list-item>
                        <text:p text:style-name="P9"><text:span text:style-name="T1">Support:</text:span> ensure proactive support with Big Data-driven response analytics.</text:p>
                      </text:list-item>
                    </text:list>
                  </text:section>
                </text:section>
              </text:section>
            </text:section>
          </text:section>
          <text:p text:style-name="Text_20_body"/>
          <text:p text:style-name="Standard"><text:span text:style-name="Strong_20_Emphasis"><text:span text:style-name="T5">Skytree Server </text:span></text:span></text:p>
          <text:p text:style-name="Text_20_body"/>
          <text:p text:style-name="Text_20_body"><text:soft-page-break/></text:p>
          <text:p text:style-name="Text_20_body">Skytree Server Valued at $100,000</text:p>
          <text:p text:style-name="Text_20_body">Skytree Server was developed to run machine learning algorithms on big data across 100s or 1000s of CPUs</text:p>
          <text:p text:style-name="Text_20_body"/>
          <text:p text:style-name="Text_20_body"/>
          <text:p text:style-name="Text_20_body"/>
          <text:p text:style-name="Text_20_body"/>
          <text:p text:style-name="Standard"><draw:frame draw:style-name="fr1" draw:name="graphics1" text:anchor-type="as-char" svg:width="0.0161in" svg:height="0.0161in" draw:z-index="9"><draw:image xlink:href="http://d.adroll.com/cm/f/out" xlink:type="simple" xlink:show="embed" xlink:actuate="onLoad"/></draw:frame><draw:frame draw:style-name="fr1" draw:name="graphics2" text:anchor-type="as-char" svg:width="0.0161in" svg:height="0.0161in" draw:z-index="10"><draw:image xlink:href="http://www.googleadservices.com/pagead/conversion/933633792/?label=fZ8HCMDx1AcQgL6YvQM&amp;guid=ON&amp;script=0&amp;ord=6240044089700154" xlink:type="simple" xlink:show="embed" xlink:actuate="onLoad"/></draw:frame><text:span text:style-name="T4"><draw:frame draw:style-name="fr1" draw:name="graphics3" text:anchor-type="as-char" svg:width="0.0161in" svg:height="0.0161in" draw:z-index="11"><draw:image xlink:href="http://d.adroll.com/cm/g/out?google_nid=adroll4" xlink:type="simple" xlink:show="embed" xlink:actuate="onLoad"/></draw:frame></text:span><text:span text:style-name="T4"><draw:frame draw:style-name="fr1" draw:name="graphics4" text:anchor-type="as-char" svg:width="0.0161in" svg:height="0.0161in" draw:z-index="12"><draw:image xlink:href="http://ib.adnxs.com/seg?add=855770&amp;t=2" xlink:type="simple" xlink:show="embed" xlink:actuate="onLoad"/></draw:frame></text:span></text:p>
          <text:section text:style-name="Sect1" text:name="Section7">
            <text:p text:style-name="Standard"><text:span text:style-name="Strong_20_Emphasis"><text:span text:style-name="T3">Tableau Desktop and Server</text:span></text:span></text:p>
            <text:section text:style-name="Sect1" text:name="zone-content-wrapper">
              <text:section text:style-name="Sect1" text:name="zone-content">
                <text:section text:style-name="Sect1" text:name="region-content">
                  <text:section text:style-name="Sect1" text:name="Section8">
                    <text:h text:style-name="Heading_20_3" text:outline-level="3"><text:bookmark text:name="block-system-main"/>Analyze your data, your way</text:h>
                    <text:p text:style-name="Text_20_body">Regardless of role/industry Tableau is rapid-fire business intelligence that equips anyone to analyze data quickly. Its intuitive user interface means there’s no need for canned reports, dashboard widgets, or templates to get started. All you need is your data and the questions you want to answer. These solution pages provide dozens of examples showing how Tableau is used, but they merely scratch the surface of how more than 10,000 customers use Tableau.</text:p>
                  </text:section>
                </text:section>
              </text:section>
            </text:section>
          </text:section>
          <text:p text:style-name="Standard"><draw:frame draw:style-name="fr1" draw:name="graphics5" text:anchor-type="as-char" svg:width="0.0161in" svg:height="0.0161in" draw:z-index="0"><draw:image xlink:href="http://d.adroll.com/cm/f/out" xlink:type="simple" xlink:show="embed" xlink:actuate="onLoad"/></draw:frame><draw:frame draw:style-name="fr1" draw:name="graphics6" text:anchor-type="as-char" svg:width="0.0161in" svg:height="0.0161in" draw:z-index="1"><draw:image xlink:href="http://www.googleadservices.com/pagead/conversion/933633792/?label=4HZTCPCR1AcQgL6YvQM&amp;guid=ON&amp;script=0&amp;ord=1884904871450909.2" xlink:type="simple" xlink:show="embed" xlink:actuate="onLoad"/></draw:frame><draw:frame draw:style-name="fr1" draw:name="graphics7" text:anchor-type="as-char" svg:width="0.0161in" svg:height="0.0161in" draw:z-index="2"><draw:image xlink:href="http://d.adroll.com/cm/g/out?google_nid=adroll4" xlink:type="simple" xlink:show="embed" xlink:actuate="onLoad"/></draw:frame><draw:frame draw:style-name="fr1" draw:name="graphics8" text:anchor-type="as-char" svg:width="0.0161in" svg:height="0.0161in" draw:z-index="3"><draw:image xlink:href="http://ib.adnxs.com/seg?add=855716&amp;t=2" xlink:type="simple" xlink:show="embed" xlink:actuate="onLoad"/></draw:frame></text:p>
          <text:section text:style-name="Sect1" text:name="Section9">
            <text:section text:style-name="Sect1" text:name="zone-content-above">
              <text:section text:style-name="Sect1" text:name="region-content-above">
                <text:section text:style-name="Sect1" text:name="block-delta-blocks-page-title">
                  <text:h text:style-name="P2" text:outline-level="1"><text:bookmark text:name="page-title"/>E-mail and CRM Analytics</text:h>
                </text:section>
              </text:section>
            </text:section>
          </text:section>
          <text:p text:style-name="Standard"><draw:frame draw:style-name="fr1" draw:name="graphics9" text:anchor-type="as-char" svg:width="0.0161in" svg:height="0.0161in" draw:z-index="4"><draw:image xlink:href="http://d.adroll.com/cm/f/out" xlink:type="simple" xlink:show="embed" xlink:actuate="onLoad"/></draw:frame><draw:frame draw:style-name="fr1" draw:name="graphics10" text:anchor-type="as-char" svg:width="0.0161in" svg:height="0.0161in" draw:z-index="5"><draw:image xlink:href="http://www.googleadservices.com/pagead/conversion/933633792/?label=4HZTCPCR1AcQgL6YvQM&amp;guid=ON&amp;script=0&amp;ord=1884904871450909.2" xlink:type="simple" xlink:show="embed" xlink:actuate="onLoad"/></draw:frame><draw:frame draw:style-name="fr1" draw:name="graphics11" text:anchor-type="as-char" svg:width="0.0161in" svg:height="0.0161in" draw:z-index="6"><draw:image xlink:href="http://d.adroll.com/cm/g/out?google_nid=adroll4" xlink:type="simple" xlink:show="embed" xlink:actuate="onLoad"/></draw:frame><draw:frame draw:style-name="fr1" draw:name="graphics12" text:anchor-type="as-char" svg:width="0.0161in" svg:height="0.0161in" draw:z-index="7"><draw:image xlink:href="http://ib.adnxs.com/seg?add=855716&amp;t=2" xlink:type="simple" xlink:show="embed" xlink:actuate="onLoad"/></draw:frame></text:p>
          <text:section text:style-name="Sect1" text:name="Section10">
            <text:p text:style-name="Standard"><text:bookmark text:name="region-content"/></text:p>
            <text:section text:style-name="Sect1" text:name="Section11">
              <text:section text:style-name="Sect1" text:name="Section12">
                <text:section text:style-name="Sect1" text:name="Section13">
                  <text:section text:style-name="Sect1" text:name="Section14">
                    <text:list xml:id="list2529235406337413192" text:style-name="L4">
                      <text:list-item>
                        <text:p text:style-name="P14"><text:bookmark text:name="block-system-main1"/>Optimize online media campaigns in real time </text:p>
                      </text:list-item>
                      <text:list-item>
                        <text:p text:style-name="P14">Make strategic decisions that reduce cost and risk while increasing brand reach </text:p>
                      </text:list-item>
                      <text:list-item>
                        <text:p text:style-name="P14">Quickly determine marketing effectiveness &amp; calculate ROI </text:p>
                      </text:list-item>
                      <text:list-item>
                        <text:p text:style-name="P14">Monitor &amp; measure email &amp; CRM marketing </text:p>
                      </text:list-item>
                      <text:list-item>
                        <text:p text:style-name="P10">Analyze and hit your digital media goals</text:p>
                      </text:list-item>
                    </text:list>
                  </text:section>
                </text:section>
              </text:section>
            </text:section>
          </text:section>
          <text:p text:style-name="Standard"><draw:frame draw:style-name="fr1" draw:name="graphics13" text:anchor-type="as-char" svg:width="0.0161in" svg:height="0.0161in" draw:z-index="8"><draw:image xlink:href="http://d.adroll.com/cm/f/out" xlink:type="simple" xlink:show="embed" xlink:actuate="onLoad"/></draw:frame><text:bookmark text:name="region-content-above"/></text:p>
          <text:section text:style-name="Sect1" text:name="Section15">
            <text:section text:style-name="Sect1" text:name="Section16">
              <text:section text:style-name="Sect1" text:name="Section17">
                <text:section text:style-name="Sect1" text:name="Section18">
                  <text:h text:style-name="P3" text:outline-level="1"><text:bookmark text:name="page-title1"/><text:bookmark text:name="block-delta-blocks-page-title"/>Technology Partners<text:bookmark text:name="main-content"/><text:bookmark text:name="region-content1"/></text:h>
                </text:section>
              </text:section>
            </text:section>
            <text:section text:style-name="Sect1" text:name="Section19">
              <text:section text:style-name="Sect1" text:name="Section20">
                <text:section text:style-name="Sect1" text:name="Section21">
                  <text:section text:style-name="Sect1" text:name="Section22">
                    <text:p text:style-name="Text_20_body"><text:bookmark text:name="block-system-main3"/>When Technology Partners integrate their offerings with Tableau, both companies benefit. Mutual customers get better results by using the technologies together. Tableau is dedicated to building and promoting complementary solutions through optimization and go-to-market activities. Here is a list of some of our Technology Partners.</text:p>
                  </text:section>
                </text:section>
              </text:section>
            </text:section>
          </text:section>
          <text:p text:style-name="Text_20_body"/>
          <text:p text:style-name="Standard"><text:span text:style-name="Strong_20_Emphasis"><text:span text:style-name="T3">Splunk </text:span></text:span></text:p>
          <text:h text:style-name="P2" text:outline-level="1">Partners</text:h>
          <text:section text:style-name="Sect1" text:name="content">
            <text:p text:style-name="Text_20_body">Splunk brings the real-time search, alerting, reporting and analytics of Splunk to partner solutions allowing your customers to successfully address critical operations, security and compliance requirements and reduce costs within their infrastructures. More than 50 consultants, developers, resellers, system integrators, service providers and technology partners are fueling their products and services with Splunk. We can help you take your offering to the next level too.</text:p>
          </text:section>
          <text:h text:style-name="P3" text:outline-level="1"><text:bookmark text:name="content"/><text:soft-page-break/>Services</text:h>
          <text:section text:style-name="Sect1" text:name="Section23">
            <text:section text:style-name="Sect1" text:name="articleColumn">
              <text:p text:style-name="Text_20_body">Use Splunk to its full potential with our top-notch services. Whether you need a dedicated expert for a best-practices approach to your deployment, or want to quickly become a super-user, administrator, or application developer, Splunk offers service packages and courses to meet your needs.</text:p>
              <text:h text:style-name="Heading_20_3" text:outline-level="3">You've purchased Splunk. Now what?</text:h>
              <text:p text:style-name="Text_20_body">Get the most out of your investment in Splunk software. Our Services team can help you realize the full value of Splunk.</text:p>
              <text:h text:style-name="Heading_20_4" text:outline-level="4">Train key users</text:h>
              <text:p text:style-name="Text_20_body">Before you start your services engagement, train the folks responsible for the planning and maintenance of Splunk in your environment. That way you will know the choices and options available to you and can work more effectively with your consultant. </text:p>
              <text:h text:style-name="Heading_20_4" text:outline-level="4">Define scope and architecture</text:h>
              <text:p text:style-name="Text_20_body">Once your key users have completed their Splunk training, the next step is to engage our Professional Services organization to plan your architecture and gather requirements for deployment. </text:p>
              <text:h text:style-name="Heading_20_4" text:outline-level="4">Implementation</text:h>
              <text:p text:style-name="Text_20_body">Our consultants take your requirements and put the concepts into practice. We'll work side by side with your team to ensure you know what we did and how we did it so you have the information you need to keep Splunk running in top shape.</text:p>
              <text:h text:style-name="Heading_20_4" text:outline-level="4">Train end users</text:h>
              <text:p text:style-name="Text_20_body">Once Splunk is deployed in your environment, it's time to train your end users so that they are prepared to hit the ground running when you go live.</text:p>
              <text:h text:style-name="Heading_20_4" text:outline-level="4">Go live</text:h>
              <text:p text:style-name="Text_20_body">Now that Splunk is tailored to your needs, it's time to start reaping the benefits. </text:p>
            </text:section>
          </text:section>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6S</meta:editing-duration>
    <meta:editing-cycles>3</meta:editing-cycles>
    <meta:generator>OpenOffice.org/3.4$Win32 OpenOffice.org_project/340m1$Build-9590</meta:generator>
    <dc:date>2013-09-25T12:08:08.47</dc:date>
    <meta:document-statistic meta:table-count="0" meta:image-count="13" meta:object-count="0" meta:page-count="3" meta:paragraph-count="53" meta:word-count="725" meta:character-count="4800"/>
    <meta:user-defined meta:name="Info 1"/>
    <meta:user-defined meta:name="Info 2"/>
    <meta:user-defined meta:name="Info 3"/>
    <meta:user-defined meta:name="Info 4"/>
  </office:meta>
</office:document-meta>
</file>